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a8d" officeooo:paragraph-rsid="000e3a8d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0e3a8d" officeooo:paragraph-rsid="000e3a8d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1dee6" officeooo:paragraph-rsid="0011dee6" style:font-style-asian="italic" style:font-style-complex="italic"/>
    </style:style>
    <style:style style:name="P4" style:family="paragraph" style:parent-style-name="Standard">
      <style:text-properties fo:font-style="normal" style:text-underline-style="none" officeooo:rsid="000e3a8d" officeooo:paragraph-rsid="000e3a8d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11dee6" officeooo:paragraph-rsid="0011dee6" style:font-style-asian="normal" style:font-style-complex="normal"/>
    </style:style>
    <style:style style:name="P6" style:family="paragraph" style:parent-style-name="Standard">
      <style:text-properties officeooo:rsid="001034a5" officeooo:paragraph-rsid="001034a5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e3a8d" officeooo:paragraph-rsid="000e3a8d" style:font-size-asian="18pt" style:font-weight-asian="bold" style:font-size-complex="18pt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034a5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8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DRE Valentin<text:tab/><text:tab/><text:tab/><text:tab/><text:tab/><text:tab/><text:tab/><text:tab/><text:tab/>Groupe 12</text:p>
      <text:p text:style-name="P6">DJIRE Abdul-Dramane</text:p>
      <text:p text:style-name="P6">DIARD Jules</text:p>
      <text:p text:style-name="P6">UZAN Lucas</text:p>
      <text:p text:style-name="P1"/>
      <text:p text:style-name="P7">Manuel d'utilisation du programme</text:p>
      <text:p text:style-name="P1"/>
      <text:p text:style-name="P1"/>
      <text:p text:style-name="P2">Compilation du programme</text:p>
      <text:p text:style-name="P4">La compilation du programme se fait à l'aide d'un simple Makefile très générique. Il suffit simplement d'utiliser la commande make dans un terminal afin de compiler le programme.</text:p>
      <text:p text:style-name="P4">Cela produira un exécutable nommée <text:span text:style-name="T3">editeurLien.</text:span></text:p>
      <text:p text:style-name="P2"/>
      <text:p text:style-name="P2"/>
      <text:p text:style-name="P2">Lancement du programme</text:p>
      <text:p text:style-name="P2"><text:span text:style-name="T1">Le Makefile produit donc un exécutable nommée </text:span>editeurLien<text:span text:style-name="T1">. Pour l'utiliser il faut lui passer </text:span><text:span text:style-name="T2">en argument le nom d'un fichier au format ELF.</text:span></text:p>
      <text:p text:style-name="P2"/>
      <text:p text:style-name="P3">Lancement du programme de test</text:p>
      <text:p text:style-name="P5">Nous avons réalisé un script Shell afin d'automatiser <text:span text:style-name="T4">l'exécution des programmes. Ainsi nous avons un dossier nommée « example » contenant les fichiers objets au format ELF. Le script parcourt ce dossier et applique notre programme à chaque fich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v </meta:initial-creator>
    <meta:creation-date>2016-01-14T14:32:06.882873301</meta:creation-date>
    <dc:date>2016-01-14T16:14:54.406640450</dc:date>
    <dc:creator>andrev </dc:creator>
    <meta:editing-duration>PT1H17M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21" meta:character-count="795" meta:non-whitespace-character-count="678"/>
  </office:meta>
</office:document-meta>
</file>